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mino Primitivo</text:p>
      <text:p text:style-name="Standard">César Rodríguez</text:p>
      <text:p text:style-name="Standard">En el centro histórico de Santiago -muy cerca de la facultad universitaria de Historia y de la Praza de Abastos- hay una imponente estatua de un rey medieval. Se llamaba Alfonso II, le apodaban el Casto, y reinó a comienzos del siglo IX sobre buena parte del territorio que hoy conforman las comunidades autónomas de Galicia, Asturias y León: la antigua Gallaecia.</text:p>
      <text:p text:style-name="Standard">Alfonso II se puso en marcha. Cruzó la montaña que separa Asturias de Galicia al norte de Os Ancares, pasó por la ya entonces amurallada Lugo y siguió camino hacia el oeste hasta el lugar donde según la leyenda el ermitaño Paio vio las señales celestes que permitieron encontrar el sepulcro del apóstol.</text:p>
      <text:p text:style-name="Standard">El rey ordenó construir una iglesia en un lugar al que en el año 2012 peregrinaron más de doscientas mil personas. Varios miles lo hicieron siguiendo las huellas de Alfonso. Recorrrieron el más antiguo de todos los Caminos a Santiago: el Primitivo.</text:p>
      <text:p text:style-name="Standard">Un recorrido exigente sobre paisajes de gran belleza</text:p>
      <text:p text:style-name="Standard">El Primitivo atraviesa zonas de montaña muy despobladas, sin apenas servicios (alojamiento, restauración, medicinas, etcétera), del interior menos conocido de Galicia y Asturias. </text:p>
      <text:p text:style-name="Standard">El recorrido por el Primitivo es bonito, pero duro. El obstáculo más formidable es una subida durísima antes de Grandas de Salime, el temible puerto del Palo, y de muchos kilómetros de subidas y bajadas continúas a uno y otro lado del puerto del Acebo. </text:p>
      <text:p text:style-name="Standard">El Primitivo nace a los pies de la catedral de Oviedo. Desde allí recorre la mitad occidental del Principado de Asturias por el interior. Pasa por Grado, Salas, Tineo, Borres, Pola de Allande, la Mesa y Grandas de Salime. Y entra en Galicia por el alto do Acebo (1.130 metros de altura), a 13 kilómetros de A Fonsagrada, la primera localidad de referencia de este Camino en la comunidad autónoma gallega, y a unos 170 de la meta final: Santia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12.3cm" style:type="center"/>
          <style:tab-stop style:position="24.601cm" style:type="right"/>
        </style:tab-stops>
      </style:paragraph-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Fernández Yebra</meta:initial-creator>
    <meta:creation-date>2015-07-05T21:17:28.812000000</meta:creation-date>
    <dc:date>2017-04-19T22:13:12.549000000</dc:date>
    <meta:editing-duration>PT10M14S</meta:editing-duration>
    <meta:editing-cycles>5</meta:editing-cycles>
    <meta:generator>LibreOffice/5.3.2.2$Windows_X86_64 LibreOffice_project/6cd4f1ef626f15116896b1d8e1398b56da0d0ee1</meta:generator>
    <meta:document-statistic meta:table-count="0" meta:image-count="0" meta:object-count="0" meta:page-count="1" meta:paragraph-count="9" meta:word-count="317" meta:character-count="1875" meta:non-whitespace-character-count="1565"/>
  </office:meta>
</office:document-meta>
</file>